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072cm" fo:min-width="0.822cm" fo:padding-top="0.125cm" fo:padding-bottom="0.125cm" fo:padding-left="0.25cm" fo:padding-right="0.25cm" loext:decorative="false"/>
    </style:style>
    <style:style style:name="gr4" style:family="graphic" style:parent-style-name="objectwithoutfill">
      <style:graphic-properties svg:stroke-width="0.1cm" svg:stroke-color="#111111" draw:marker-start-width="0.36cm" draw:marker-end-width="0.36cm" draw:fill="none" draw:textarea-vertical-align="middle" fo:padding-top="0.175cm" fo:padding-bottom="0.175cm" fo:padding-left="0.3cm" fo:padding-right="0.3cm" loext:decorative="false"/>
    </style:style>
    <style:style style:name="gr5" style:family="graphic" style:parent-style-name="standard">
      <style:graphic-properties svg:stroke-color="#2a6099" draw:fill="solid" draw:fill-color="#eeeeee" draw:textarea-horizontal-align="justify" draw:textarea-vertical-align="middle" draw:auto-grow-height="false" fo:min-height="0.104cm" fo:min-width="0cm" loext:decorative="false"/>
    </style:style>
    <style:style style:name="gr6" style:family="graphic" style:parent-style-name="standard">
      <style:graphic-properties svg:stroke-color="#111111" draw:fill="solid" draw:fill-color="#1c1c1c" draw:textarea-horizontal-align="justify" draw:textarea-vertical-align="middle" draw:auto-grow-height="false" fo:min-height="0.458cm" fo:min-width="0.208cm" loext:decorative="false"/>
    </style:style>
    <style:style style:name="gr7" style:family="graphic" style:parent-style-name="standard">
      <style:graphic-properties svg:stroke-color="#666666" draw:fill="solid" draw:fill-color="#b2b2b2" draw:textarea-horizontal-align="justify" draw:textarea-vertical-align="middle" draw:auto-grow-height="false" fo:min-height="0cm" fo:min-width="0.05cm" loext:decorative="false"/>
    </style:style>
    <style:style style:name="gr8" style:family="graphic" style:parent-style-name="standard">
      <style:graphic-properties svg:stroke-color="#b85c00" draw:fill="solid" draw:fill-color="#ea7500" draw:textarea-horizontal-align="justify" draw:textarea-vertical-align="middle" draw:auto-grow-height="false" fo:min-height="0cm" fo:min-width="0cm" loext:decorative="false"/>
    </style:style>
    <style:style style:name="gr9" style:family="graphic" style:parent-style-name="objectwithoutfill">
      <style:graphic-properties svg:stroke-width="0.1cm" svg:stroke-color="#ffbf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12" style:family="graphic" style:parent-style-name="standard">
      <style:graphic-properties svg:stroke-color="#ff8000" draw:fill="solid" draw:fill-color="#ffbf00" draw:textarea-horizontal-align="justify" draw:textarea-vertical-align="middle" draw:auto-grow-height="false" fo:min-height="0cm" fo:min-width="0cm" loext:decorative="false"/>
    </style:style>
    <style:style style:name="gr13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15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821cm" fo:min-width="1cm" draw:shadow="hidden" loext:decorative="false"/>
    </style:style>
    <style:style style:name="gr16" style:family="graphic" style:parent-style-name="standard">
      <style:graphic-properties svg:stroke-color="#b2b2b2" draw:fill="solid" draw:fill-color="#ffffff" draw:textarea-horizontal-align="justify" draw:textarea-vertical-align="middle" draw:auto-grow-height="false" fo:min-height="0.25cm" fo:min-width="0cm" draw:shadow="hidden" loext:decorative="false"/>
    </style:style>
    <style:style style:name="gr17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28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30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1c1c1c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loext:graphic-properties draw:fill="solid" draw:fill-color="#ea7500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1c1c1c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bf00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cm" svg:height="2.5cm" svg:x="0.5cm" svg:y="0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.95cm" svg:y1="1.6cm" svg:x2="1.2cm" svg:y2="1.75cm">
          <text:p/>
        </draw:line>
        <draw:line draw:style-name="gr4" draw:text-style-name="P3" draw:layer="layout" svg:x1="0.55cm" svg:y1="1.9cm" svg:x2="1.3cm" svg:y2="1.75cm">
          <text:p/>
        </draw:line>
        <draw:custom-shape draw:style-name="gr5" draw:text-style-name="P1" draw:layer="layout" svg:width="0.5cm" svg:height="0.5cm" svg:x="1cm" svg:y="0.75cm">
          <text:p/>
          <draw:enhanced-geometry svg:viewBox="0 0 21600 21600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" draw:layer="layout" svg:width="0.5cm" svg:height="0.5cm" svg:x="1cm" svg:y="2.25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4" draw:layer="layout" svg:width="1cm" svg:height="1cm" svg:x="0.75cm" svg:y="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75cm" svg:height="0.101cm" draw:transform="rotate (1.5707963267949) translate (0.626cm 2.75cm)">
          <text:p/>
          <draw:enhanced-geometry svg:viewBox="0 0 21600 21600" draw:text-areas="?f7 ?f0 21600 ?f2" draw:mirror-horizontal="false" draw:mirror-vertical="false" draw:type="left-arrow" draw:modifiers="5783.01698301698 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0.25cm" svg:height="0.112cm" draw:transform="rotate (1.5707963267949) translate (0.621cm 2cm)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0.854cm" svg:y1="2cm" svg:x2="0.5cm" svg:y2="2cm">
          <text:p/>
        </draw:line>
        <draw:path draw:style-name="gr10" draw:text-style-name="P8" draw:layer="layout" svg:width="0.249cm" svg:height="0.286cm" svg:x="1.75cm" svg:y="0.464cm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7"><text:span text:style-name="T1">K</text:span></text:p>
        </draw:path>
        <draw:path draw:style-name="gr11" draw:text-style-name="P8" draw:layer="layout" svg:width="0.249cm" svg:height="0.286cm" draw:transform="rotate (-3.14159265358979) translate (0.750035168051833cm 3.03697613721104cm)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7"><text:span text:style-name="T1">K</text:span></text:p>
        </draw:path>
        <draw:custom-shape draw:style-name="gr12" draw:text-style-name="P9" draw:layer="layout" svg:width="0.5cm" svg:height="0.25cm" svg:x="1cm" svg:y="0.601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9" draw:layer="layout" svg:width="0.5cm" svg:height="0.25cm" svg:x="1cm" svg:y="0.601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9" draw:layer="layout" svg:width="0.5cm" svg:height="0.25cm" svg:x="1cm" svg:y="0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9" draw:layer="layout" svg:width="0.5cm" svg:height="0.25cm" draw:transform="rotate (-3.14159265358979) translate (1.5cm 2.9cm)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9" draw:layer="layout" svg:width="0.5cm" svg:height="0.25cm" draw:transform="rotate (-3.14159265358979) translate (1.5cm 2.9cm)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9" draw:layer="layout" svg:width="0.5cm" svg:height="0.25cm" draw:transform="rotate (-3.14159265358979) translate (1.5cm 2.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13" draw:text-style-name="P8" draw:layer="layout" svg:width="0.087cm" svg:height="0.1cm" svg:x="1.206cm" svg:y="0.698cm" svg:viewBox="0 0 88 101" svg:d="M14 84c-3-1-6-2-7-5-2-2-4-4-5-8-1-3-2-6-2-10s1-8 2-13c2-4 4-9 7-15 4-5 8-10 13-16 6-5 12-11 20-17 1 0 1 0 1 0h1 1c8 6 15 12 20 17 6 6 10 11 13 16 4 6 6 11 8 15 1 5 2 9 2 13s-1 7-2 10c-1 4-3 6-5 8-2 3-4 4-7 5-2 2-5 2-8 2-2 0-5 0-7-1s-5-2-7-4-4-4-6-6c0-1 0-1 0-1 4 22 16 14 23 27h-50c7-13 19-5 23-27v1c-2 2-4 4-6 6s-5 3-7 4-5 1-7 1c-3 0-6 0-8-2z">
          <text:p text:style-name="P7"><text:span text:style-name="T1"/></text:p>
        </draw:path>
        <draw:path draw:style-name="gr14" draw:text-style-name="P8" draw:layer="layout" svg:width="0.087cm" svg:height="0.1cm" draw:transform="rotate (-3.14159265358979) translate (1.29394314307924cm 2.80094672825496cm)" svg:viewBox="0 0 88 101" svg:d="M14 84c-3-1-6-2-7-5-2-2-4-4-5-8-1-3-2-6-2-10s1-8 2-13c2-4 4-9 7-15 4-5 8-10 13-16 6-5 12-11 20-17 1 0 1 0 1 0h1 1c8 6 15 12 20 17 6 6 10 11 13 16 4 6 6 11 8 15 1 5 2 9 2 13s-1 7-2 10c-1 4-3 6-5 8-2 3-4 4-7 5-2 2-5 2-8 2-2 0-5 0-7-1s-5-2-7-4-4-4-6-6c0-1 0-1 0-1 4 22 16 14 23 27h-50c7-13 19-5 23-27v1c-2 2-4 4-6 6s-5 3-7 4-5 1-7 1c-3 0-6 0-8-2z">
          <text:p/>
        </draw:path>
        <draw:path draw:style-name="gr15" draw:text-style-name="P10" draw:layer="layout" svg:width="0.26cm" svg:height="0.918cm" svg:x="1.338cm" svg:y="1.292cm" svg:viewBox="0 0 261 919" svg:d="M164 893c-17 10-34 18-51 26l-2-4-16-30-15-32-13-33-13-33-11-35-10-35-9-36-7-36-6-37-5-37-3-37-2-38-1-38 1-38 2-38 3-37 5-37 6-37 7-36 9-36 10-35 11-35 13-33 13-33 15-32 16-30 1-1c17 8 35 16 52 26 35 20 67 45 96 73l-11 17-12 20-11 22-10 22-10 23-9 24-8 24-7 25-6 25-5 25-4 26-4 26-2 27-2 26v27 27l2 26 2 27 4 26 4 26 5 25 6 25 7 25 8 24 9 24 10 23 10 22 11 22 12 20 12 19c-29 29-62 53-97 74z">
          <text:p/>
        </draw:path>
        <draw:path draw:style-name="gr15" draw:text-style-name="P10" draw:layer="layout" svg:width="0.26cm" svg:height="0.918cm" draw:transform="rotate (-3.14159265358979) translate (1.161cm 2.20710839353499cm)" svg:viewBox="0 0 261 919" svg:d="M164 893c-17 10-34 18-51 26l-2-4-16-30-15-32-13-33-13-33-11-35-10-35-9-36-7-36-6-37-5-37-3-37-2-38-1-38 1-38 2-38 3-37 5-37 6-37 7-36 9-36 10-35 11-35 13-33 13-33 15-32 16-30 1-1c17 8 35 16 52 26 35 20 67 45 96 73l-11 17-12 20-11 22-10 22-10 23-9 24-8 24-7 25-6 25-5 25-4 26-4 26-2 27-2 26v27 27l2 26 2 27 4 26 4 26 5 25 6 25 7 25 8 24 9 24 10 23 10 22 11 22 12 20 12 19c-29 29-62 53-97 74z">
          <text:p/>
        </draw:path>
        <draw:path draw:style-name="gr16" draw:text-style-name="P10" draw:layer="layout" svg:width="0.24cm" svg:height="0.469cm" svg:x="1.498cm" svg:y="1.641cm" svg:viewBox="0 0 241 470" svg:d="M90 452l-12-20-11-22-10-22-10-23-1-2 3-1 5-3 5-4 6-3 5-4 5-4 4-4 5-4 4-5 3-5 5-5 3-5 3-6 3-6 2-4 3-6 2-6 2-6 1-6 1-6 2-7v-6-6-6l-1-7v-6l-1-6-2-6-2-6-1-6-2-5-3-7-3-5-3-6-4-5-2-5-4-5-5-4-4-5-5-5-5-4-5-3-4-4-5-3-6-3-5-3-6-2-6-2-6-2-6-2-6-2h-7l-6-1h-3v-15-27l2-26 2-27 4-26 1-4h5l13 2 11 2 13 2 12 4 12 3 12 5 11 5 11 5 11 6 10 7 11 7 10 8 9 7 9 10 9 8 8 10 7 9 8 11 7 10 6 11 5 11 5 11 5 13 4 11 3 12 3 12 1 13 1 7c-11 49-29 95-54 138-23 41-52 77-85 110z">
          <text:p/>
        </draw:path>
        <draw:path draw:style-name="gr16" draw:text-style-name="P10" draw:layer="layout" svg:width="0.24cm" svg:height="0.469cm" draw:transform="rotate (-3.14159265358979) translate (1.002cm 1.85461399429915cm)" svg:viewBox="0 0 241 470" svg:d="M90 452l-12-20-11-22-10-22-10-23-1-2 3-1 5-3 5-4 6-3 5-4 5-4 4-4 5-4 4-5 3-5 5-5 3-5 3-6 3-6 2-4 3-6 2-6 2-6 1-6 1-6 2-7v-6-6-6l-1-7v-6l-1-6-2-6-2-6-1-6-2-5-3-7-3-5-3-6-4-5-2-5-4-5-5-4-4-5-5-5-5-4-5-3-4-4-5-3-6-3-5-3-6-2-6-2-6-2-6-2-6-2h-7l-6-1h-3v-15-27l2-26 2-27 4-26 1-4h5l13 2 11 2 13 2 12 4 12 3 12 5 11 5 11 5 11 6 10 7 11 7 10 8 9 7 9 10 9 8 8 10 7 9 8 11 7 10 6 11 5 11 5 11 5 13 4 11 3 12 3 12 1 13 1 7c-11 49-29 95-54 138-23 41-52 77-85 110z">
          <text:p/>
        </draw:path>
        <draw:custom-shape draw:style-name="gr7" draw:text-style-name="P5" draw:layer="layout" svg:width="0.75cm" svg:height="0.101cm" draw:transform="rotate (-1.5707963267949) translate (1.874cm 0.75cm)">
          <text:p/>
          <draw:enhanced-geometry svg:viewBox="0 0 21600 21600" draw:text-areas="?f7 ?f0 21600 ?f2" draw:mirror-horizontal="false" draw:mirror-vertical="false" draw:type="left-arrow" draw:modifiers="5783.01698301698 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0.25cm" svg:height="0.112cm" draw:transform="rotate (-1.5707963267949) translate (1.879cm 1.5cm)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.646cm" svg:y1="1.5cm" svg:x2="2cm" svg:y2="1.5cm">
          <text:p/>
        </draw:line>
        <draw:path draw:style-name="gr17" draw:text-style-name="P8" draw:layer="layout" svg:width="0.14cm" svg:height="0.161cm" svg:x="1cm" svg:y="1.5cm" svg:viewBox="0 0 141 162" svg:d="M22 135c-5-1-8-4-11-7-4-4-6-8-8-13s-3-11-3-17c0-7 1-13 3-21 3-7 7-15 12-23 5-9 13-17 21-26 9-9 19-18 32-27 1-1 2-1 3-1 0 0 1 0 2 1 13 9 23 18 32 27 8 9 15 17 21 26 6 8 9 16 12 23 2 8 3 14 3 21 0 6-1 12-3 17-1 5-4 9-8 13-2 3-6 6-11 7-4 3-8 4-13 4-4 0-8-1-12-2-3-2-7-4-10-7-4-2-7-6-10-10 0-1-1-1-1-1 7 35 26 22 37 43h-79c11-21 30-8 37-43 0 0-1 0-1 1-3 4-6 8-9 10-4 3-8 5-11 7-4 1-8 2-12 2-5 0-9-1-13-4z">
          <text:p text:style-name="P7"><text:span text:style-name="T1"/></text:p>
        </draw:path>
        <draw:path draw:style-name="gr18" draw:text-style-name="P8" draw:layer="layout" svg:width="0.14cm" svg:height="0.161cm" svg:x="0.945cm" svg:y="1.316cm" svg:viewBox="0 0 141 162" svg:d="M22 135c-5-1-8-4-11-7-4-4-6-8-8-13s-3-11-3-17c0-7 1-13 3-21 3-7 7-15 12-23 5-9 13-17 21-26 9-9 19-18 32-27 1-1 2-1 3-1 0 0 1 0 2 1 13 9 23 18 32 27 8 9 15 17 21 26 6 8 9 16 12 23 2 8 3 14 3 21 0 6-1 12-3 17-1 5-4 9-8 13-2 3-6 6-11 7-4 3-8 4-13 4-4 0-8-1-12-2-3-2-7-4-10-7-4-2-7-6-10-10 0-1-1-1-1-1 7 35 26 22 37 43h-79c11-21 30-8 37-43 0 0-1 0-1 1-3 4-6 8-9 10-4 3-8 5-11 7-4 1-8 2-12 2-5 0-9-1-13-4z">
          <text:p/>
        </draw:path>
        <draw:path draw:style-name="gr19" draw:text-style-name="P8" draw:layer="layout" svg:width="0.14cm" svg:height="0.161cm" draw:transform="rotate (-3.14159265358979) translate (1.5000574912892cm 2cm)" svg:viewBox="0 0 141 162" svg:d="M22 135c-5-1-8-4-11-7-4-4-6-8-8-13s-3-11-3-17c0-7 1-13 3-21 3-7 7-15 12-23 5-9 13-17 21-26 9-9 19-18 32-27 1-1 2-1 3-1 0 0 1 0 2 1 13 9 23 18 32 27 8 9 15 17 21 26 6 8 9 16 12 23 2 8 3 14 3 21 0 6-1 12-3 17-1 5-4 9-8 13-2 3-6 6-11 7-4 3-8 4-13 4-4 0-8-1-12-2-3-2-7-4-10-7-4-2-7-6-10-10 0-1-1-1-1-1 7 35 26 22 37 43h-79c11-21 30-8 37-43 0 0-1 0-1 1-3 4-6 8-9 10-4 3-8 5-11 7-4 1-8 2-12 2-5 0-9-1-13-4z">
          <text:p/>
        </draw:path>
        <draw:path draw:style-name="gr20" draw:text-style-name="P8" draw:layer="layout" svg:width="0.14cm" svg:height="0.161cm" draw:transform="rotate (-3.14159265358979) translate (1.5550574912892cm 2.184cm)" svg:viewBox="0 0 141 162" svg:d="M22 135c-5-1-8-4-11-7-4-4-6-8-8-13s-3-11-3-17c0-7 1-13 3-21 3-7 7-15 12-23 5-9 13-17 21-26 9-9 19-18 32-27 1-1 2-1 3-1 0 0 1 0 2 1 13 9 23 18 32 27 8 9 15 17 21 26 6 8 9 16 12 23 2 8 3 14 3 21 0 6-1 12-3 17-1 5-4 9-8 13-2 3-6 6-11 7-4 3-8 4-13 4-4 0-8-1-12-2-3-2-7-4-10-7-4-2-7-6-10-10 0-1-1-1-1-1 7 35 26 22 37 43h-79c11-21 30-8 37-43 0 0-1 0-1 1-3 4-6 8-9 10-4 3-8 5-11 7-4 1-8 2-12 2-5 0-9-1-13-4z">
          <text:p/>
        </draw:path>
        <draw:path draw:style-name="gr21" draw:text-style-name="P8" draw:layer="layout" svg:width="0.14cm" svg:height="0.161cm" svg:x="1.359cm" svg:y="1.502cm" svg:viewBox="0 0 141 162" svg:d="M119 135c5-1 9-4 11-7 4-4 7-8 8-13 2-5 3-11 3-17 0-7-1-13-3-21-3-7-6-15-12-23-5-9-13-17-21-26-9-9-19-18-32-27-1-1-2-1-2-1-1 0-2 0-3 1-13 9-23 18-32 27-8 9-15 17-21 26-5 8-9 16-12 23-2 8-3 14-3 21 0 6 1 12 3 17s4 9 8 13c3 3 6 6 11 7 4 3 8 4 13 4 4 0 8-1 12-2 3-2 7-4 11-7 3-2 6-6 9-10 0-1 1-1 1-1-7 35-26 22-37 43h79c-11-21-30-8-37-43 0 0 1 0 1 1 3 4 6 8 10 10 3 3 7 5 10 7 4 1 8 2 12 2 5 0 9-1 13-4z">
          <text:p/>
        </draw:path>
        <draw:path draw:style-name="gr22" draw:text-style-name="P8" draw:layer="layout" svg:width="0.14cm" svg:height="0.161cm" svg:x="1.414cm" svg:y="1.318cm" svg:viewBox="0 0 141 162" svg:d="M119 135c5-1 9-4 11-7 4-4 7-8 8-13 2-5 3-11 3-17 0-7-1-13-3-21-3-7-6-15-12-23-5-9-13-17-21-26-9-9-19-18-32-27-1-1-2-1-2-1-1 0-2 0-3 1-13 9-23 18-32 27-8 9-15 17-21 26-5 8-9 16-12 23-2 8-3 14-3 21 0 6 1 12 3 17s4 9 8 13c3 3 6 6 11 7 4 3 8 4 13 4 4 0 8-1 12-2 3-2 7-4 11-7 3-2 6-6 9-10 0-1 1-1 1-1-7 35-26 22-37 43h79c-11-21-30-8-37-43 0 0 1 0 1 1 3 4 6 8 10 10 3 3 7 5 10 7 4 1 8 2 12 2 5 0 9-1 13-4z">
          <text:p/>
        </draw:path>
        <draw:path draw:style-name="gr23" draw:text-style-name="P8" draw:layer="layout" svg:width="0.14cm" svg:height="0.161cm" draw:transform="rotate (-3.14159265358979) translate (1.1410574912892cm 1.998cm)" svg:viewBox="0 0 141 162" svg:d="M119 135c5-1 9-4 11-7 4-4 7-8 8-13 2-5 3-11 3-17 0-7-1-13-3-21-3-7-6-15-12-23-5-9-13-17-21-26-9-9-19-18-32-27-1-1-2-1-2-1-1 0-2 0-3 1-13 9-23 18-32 27-8 9-15 17-21 26-5 8-9 16-12 23-2 8-3 14-3 21 0 6 1 12 3 17s4 9 8 13c3 3 6 6 11 7 4 3 8 4 13 4 4 0 8-1 12-2 3-2 7-4 11-7 3-2 6-6 9-10 0-1 1-1 1-1-7 35-26 22-37 43h79c-11-21-30-8-37-43 0 0 1 0 1 1 3 4 6 8 10 10 3 3 7 5 10 7 4 1 8 2 12 2 5 0 9-1 13-4z">
          <text:p/>
        </draw:path>
        <draw:path draw:style-name="gr24" draw:text-style-name="P8" draw:layer="layout" svg:width="0.14cm" svg:height="0.161cm" draw:transform="rotate (-3.14159265358979) translate (1.0860574912892cm 2.182cm)" svg:viewBox="0 0 141 162" svg:d="M119 135c5-1 9-4 11-7 4-4 7-8 8-13 2-5 3-11 3-17 0-7-1-13-3-21-3-7-6-15-12-23-5-9-13-17-21-26-9-9-19-18-32-27-1-1-2-1-2-1-1 0-2 0-3 1-13 9-23 18-32 27-8 9-15 17-21 26-5 8-9 16-12 23-2 8-3 14-3 21 0 6 1 12 3 17s4 9 8 13c3 3 6 6 11 7 4 3 8 4 13 4 4 0 8-1 12-2 3-2 7-4 11-7 3-2 6-6 9-10 0-1 1-1 1-1-7 35-26 22-37 43h79c-11-21-30-8-37-43 0 0 1 0 1 1 3 4 6 8 10 10 3 3 7 5 10 7 4 1 8 2 12 2 5 0 9-1 13-4z">
          <text:p/>
        </draw:path>
        <draw:path draw:style-name="gr25" draw:text-style-name="P8" draw:layer="layout" svg:width="0.087cm" svg:height="0.1cm" svg:x="0.872cm" svg:y="1.712cm" svg:viewBox="0 0 88 101" svg:d="M14 84c-3-1-6-2-7-5-2-2-4-4-5-8-1-3-2-6-2-10s1-8 2-13c2-4 4-9 7-15 4-5 8-10 13-16 6-5 12-11 20-17 1 0 1 0 1 0h1 1c8 6 15 12 20 17 6 6 10 11 13 16 4 6 6 11 8 15 1 5 2 9 2 13s-1 7-2 10c-1 4-3 6-5 8-2 3-4 4-7 5-2 2-5 2-8 2-2 0-5 0-7-1s-5-2-7-4-4-4-6-6c0-1 0-1 0-1 4 22 16 14 23 27h-50c7-13 19-5 23-27v1c-2 2-4 4-6 6s-5 3-7 4-5 1-7 1c-3 0-6 0-8-2z">
          <text:p text:style-name="P11"/>
        </draw:path>
        <draw:path draw:style-name="gr26" draw:text-style-name="P8" draw:layer="layout" svg:width="0.087cm" svg:height="0.1cm" svg:x="0.796cm" svg:y="1.61cm" svg:viewBox="0 0 88 101" svg:d="M14 84c-3-1-6-2-7-5-2-2-4-4-5-8-1-3-2-6-2-10s1-8 2-13c2-4 4-9 7-15 4-5 8-10 13-16 6-5 12-11 20-17 1 0 1 0 1 0h1 1c8 6 15 12 20 17 6 6 10 11 13 16 4 6 6 11 8 15 1 5 2 9 2 13s-1 7-2 10c-1 4-3 6-5 8-2 3-4 4-7 5-2 2-5 2-8 2-2 0-5 0-7-1s-5-2-7-4-4-4-6-6c0-1 0-1 0-1 4 22 16 14 23 27h-50c7-13 19-5 23-27v1c-2 2-4 4-6 6s-5 3-7 4-5 1-7 1c-3 0-6 0-8-2z">
          <text:p/>
        </draw:path>
        <draw:path draw:style-name="gr27" draw:text-style-name="P8" draw:layer="layout" svg:width="0.087cm" svg:height="0.1cm" svg:x="0.812cm" svg:y="1.466cm" svg:viewBox="0 0 88 101" svg:d="M14 84c-3-1-6-2-7-5-2-2-4-4-5-8-1-3-2-6-2-10s1-8 2-13c2-4 4-9 7-15 4-5 8-10 13-16 6-5 12-11 20-17 1 0 1 0 1 0h1 1c8 6 15 12 20 17 6 6 10 11 13 16 4 6 6 11 8 15 1 5 2 9 2 13s-1 7-2 10c-1 4-3 6-5 8-2 3-4 4-7 5-2 2-5 2-8 2-2 0-5 0-7-1s-5-2-7-4-4-4-6-6c0-1 0-1 0-1 4 22 16 14 23 27h-50c7-13 19-5 23-27v1c-2 2-4 4-6 6s-5 3-7 4-5 1-7 1c-3 0-6 0-8-2z">
          <text:p/>
        </draw:path>
        <draw:path draw:style-name="gr28" draw:text-style-name="P8" draw:layer="layout" svg:width="0.087cm" svg:height="0.1cm" draw:transform="rotate (-3.14159265358979) translate (1.62794314307924cm 1.78894672825496cm)" svg:viewBox="0 0 88 101" svg:d="M14 84c-3-1-6-2-7-5-2-2-4-4-5-8-1-3-2-6-2-10s1-8 2-13c2-4 4-9 7-15 4-5 8-10 13-16 6-5 12-11 20-17 1 0 1 0 1 0h1 1c8 6 15 12 20 17 6 6 10 11 13 16 4 6 6 11 8 15 1 5 2 9 2 13s-1 7-2 10c-1 4-3 6-5 8-2 3-4 4-7 5-2 2-5 2-8 2-2 0-5 0-7-1s-5-2-7-4-4-4-6-6c0-1 0-1 0-1 4 22 16 14 23 27h-50c7-13 19-5 23-27v1c-2 2-4 4-6 6s-5 3-7 4-5 1-7 1c-3 0-6 0-8-2z">
          <text:p/>
        </draw:path>
        <draw:path draw:style-name="gr29" draw:text-style-name="P8" draw:layer="layout" svg:width="0.087cm" svg:height="0.1cm" draw:transform="rotate (-3.14159265358979) translate (1.70394314307924cm 1.89094672825496cm)" svg:viewBox="0 0 88 101" svg:d="M14 84c-3-1-6-2-7-5-2-2-4-4-5-8-1-3-2-6-2-10s1-8 2-13c2-4 4-9 7-15 4-5 8-10 13-16 6-5 12-11 20-17 1 0 1 0 1 0h1 1c8 6 15 12 20 17 6 6 10 11 13 16 4 6 6 11 8 15 1 5 2 9 2 13s-1 7-2 10c-1 4-3 6-5 8-2 3-4 4-7 5-2 2-5 2-8 2-2 0-5 0-7-1s-5-2-7-4-4-4-6-6c0-1 0-1 0-1 4 22 16 14 23 27h-50c7-13 19-5 23-27v1c-2 2-4 4-6 6s-5 3-7 4-5 1-7 1c-3 0-6 0-8-2z">
          <text:p/>
        </draw:path>
        <draw:path draw:style-name="gr30" draw:text-style-name="P8" draw:layer="layout" svg:width="0.087cm" svg:height="0.1cm" draw:transform="rotate (-3.14159265358979) translate (1.68794314307924cm 2.03494672825496cm)" svg:viewBox="0 0 88 101" svg:d="M14 84c-3-1-6-2-7-5-2-2-4-4-5-8-1-3-2-6-2-10s1-8 2-13c2-4 4-9 7-15 4-5 8-10 13-16 6-5 12-11 20-17 1 0 1 0 1 0h1 1c8 6 15 12 20 17 6 6 10 11 13 16 4 6 6 11 8 15 1 5 2 9 2 13s-1 7-2 10c-1 4-3 6-5 8-2 3-4 4-7 5-2 2-5 2-8 2-2 0-5 0-7-1s-5-2-7-4-4-4-6-6c0-1 0-1 0-1 4 22 16 14 23 27h-50c7-13 19-5 23-27v1c-2 2-4 4-6 6s-5 3-7 4-5 1-7 1c-3 0-6 0-8-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4-19T14:54:23.054000000</dc:date>
    <meta:editing-duration>PT2H40M18S</meta:editing-duration>
    <meta:editing-cycles>48</meta:editing-cycles>
    <meta:generator>LibreOffice/24.2.1.2$Windows_X86_64 LibreOffice_project/db4def46b0453cc22e2d0305797cf981b68ef5ac</meta:generator>
    <meta:document-statistic meta:object-count="42"/>
  </office:meta>
</office:document-meta>
</file>